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en" fo:country="US" officeooo:rsid="0003a942" officeooo:paragraph-rsid="0003a942"/>
    </style:style>
    <style:style style:name="P2" style:family="paragraph" style:parent-style-name="Standard">
      <style:paragraph-properties fo:text-align="justify" style:justify-single-word="false"/>
      <style:text-properties fo:language="en" fo:country="US" officeooo:rsid="0003a942" officeooo:paragraph-rsid="0003a942"/>
    </style:style>
    <style:style style:name="P3" style:family="paragraph" style:parent-style-name="Standard">
      <style:paragraph-properties fo:text-align="justify" style:justify-single-word="false"/>
      <style:text-properties fo:language="en" fo:country="US" officeooo:rsid="0003a942" officeooo:paragraph-rsid="00055418"/>
    </style:style>
    <style:style style:name="P4" style:family="paragraph" style:parent-style-name="Standard">
      <style:paragraph-properties fo:text-align="justify" style:justify-single-word="false"/>
      <style:text-properties fo:language="en" fo:country="US" fo:font-weight="bold" officeooo:rsid="0009274f" officeooo:paragraph-rsid="0009274f" style:font-weight-asian="bold" style:font-weight-complex="bold"/>
    </style:style>
    <style:style style:name="P5" style:family="paragraph" style:parent-style-name="Standard">
      <style:text-properties fo:language="en" fo:country="US" fo:font-weight="bold" officeooo:rsid="0009274f" officeooo:paragraph-rsid="0009274f" style:font-weight-asian="bold" style:font-weight-complex="bold"/>
    </style:style>
    <style:style style:name="P6" style:family="paragraph" style:parent-style-name="Standard">
      <style:text-properties fo:language="en" fo:country="US" officeooo:rsid="00055418" officeooo:paragraph-rsid="00055418"/>
    </style:style>
    <style:style style:name="P7" style:family="paragraph" style:parent-style-name="Standard">
      <style:text-properties fo:language="en" fo:country="US" officeooo:rsid="000683cb" officeooo:paragraph-rsid="000683cb"/>
    </style:style>
    <style:style style:name="P8" style:family="paragraph" style:parent-style-name="Standard">
      <style:text-properties fo:language="en" fo:country="US" officeooo:rsid="000683cb" officeooo:paragraph-rsid="00079452"/>
    </style:style>
    <style:style style:name="P9" style:family="paragraph" style:parent-style-name="Standard">
      <style:text-properties fo:language="en" fo:country="US" fo:font-style="italic" officeooo:rsid="000683cb" officeooo:paragraph-rsid="00079452" style:font-style-asian="italic" style:font-style-complex="italic"/>
    </style:style>
    <style:style style:name="P10" style:family="paragraph" style:parent-style-name="Standard">
      <style:text-properties fo:language="en" fo:country="US" officeooo:rsid="00079452" officeooo:paragraph-rsid="00079452"/>
    </style:style>
    <style:style style:name="P11" style:family="paragraph" style:parent-style-name="Standard">
      <style:text-properties fo:language="en" fo:country="US" officeooo:rsid="0009274f" officeooo:paragraph-rsid="0009274f"/>
    </style:style>
    <style:style style:name="P12" style:family="paragraph" style:parent-style-name="Standard">
      <style:text-properties fo:language="en" fo:country="US" officeooo:rsid="000b7625" officeooo:paragraph-rsid="000b7625"/>
    </style:style>
    <style:style style:name="P13" style:family="paragraph" style:parent-style-name="Standard">
      <style:text-properties officeooo:rsid="0003a942" officeooo:paragraph-rsid="0003a942"/>
    </style:style>
    <style:style style:name="P14" style:family="paragraph" style:parent-style-name="Standard">
      <style:text-properties fo:language="en" fo:country="US" fo:font-weight="bold" officeooo:rsid="0009274f" officeooo:paragraph-rsid="0009274f" style:font-weight-asian="bold" style:font-weight-complex="bold"/>
    </style:style>
    <style:style style:name="P15" style:family="paragraph" style:parent-style-name="Heading_20_1">
      <style:paragraph-properties fo:text-align="center" style:justify-single-word="false"/>
    </style:style>
    <style:style style:name="P16" style:family="paragraph" style:parent-style-name="Heading_20_2">
      <style:text-properties fo:language="en" fo:country="US"/>
    </style:style>
    <style:style style:name="T1" style:family="text">
      <style:text-properties officeooo:rsid="0003a942"/>
    </style:style>
    <style:style style:name="T2" style:family="text">
      <style:text-properties officeooo:rsid="00055418"/>
    </style:style>
    <style:style style:name="T3" style:family="text">
      <style:text-properties officeooo:rsid="000683cb"/>
    </style:style>
    <style:style style:name="T4" style:family="text">
      <style:text-properties officeooo:rsid="00079452"/>
    </style:style>
    <style:style style:name="T5" style:family="text">
      <style:text-properties officeooo:rsid="0009274f"/>
    </style:style>
    <style:style style:name="T6" style:family="text">
      <style:text-properties officeooo:rsid="000a1956"/>
    </style:style>
    <style:style style:name="T7" style:family="text">
      <style:text-properties officeooo:rsid="000a29b1"/>
    </style:style>
    <style:style style:name="T8" style:family="text">
      <style:text-properties officeooo:rsid="000b7625"/>
    </style:style>
    <style:style style:name="T9" style:family="text">
      <style:text-properties officeooo:rsid="000bbc7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1">FileUploader</text:h>
      <text:p text:style-name="P13"/>
      <text:h text:style-name="P16" text:outline-level="2"><text:span text:style-name="T1">P</text:span>reamble</text:h>
      <text:p text:style-name="P2">Is a utility to upload files to store them inside of a database. It is usable on any SQL Server based <text:span text:style-name="T6">d</text:span>atabase the only restriction is that you need at least a “Name” column or a column containing “Name” in your table you would like to store <text:span text:style-name="T6">f</text:span>iles in. And also the <text:span text:style-name="T6">t</text:span>able needs a column to store a <text:span text:style-name="T6">f</text:span>ilename and another to store the binary content of the file itself.</text:p>
      <text:p text:style-name="P1"/>
      <text:h text:style-name="Heading_20_2" text:outline-level="2">Usage</text:h>
      <text:p text:style-name="P4">Run the program</text:p>
      <text:p text:style-name="P2"><text:span text:style-name="T9">J</text:span>ust run the FileUploader.exe – <text:span text:style-name="T6">f</text:span>ile to run the program. To use this tool properly you need to have already installed a SQL Server instance. This can be on the same machine or on a different machine in the same network. Just make sure you are able to communicate over the network with this machine to ensure connectivity. <text:span text:style-name="T3">Also the </text:span><text:span text:style-name="T7">d</text:span><text:span text:style-name="T3">atabase and of course your </text:span><text:span text:style-name="T7">t</text:span><text:span text:style-name="T3">ables filled with data need to exist before you can use this application.</text:span></text:p>
      <text:p text:style-name="P11"/>
      <text:p text:style-name="P5">Enter servername</text:p>
      <text:p text:style-name="P3">In the <text:span text:style-name="T2">p</text:span>rogram you will find some text-fields <text:span text:style-name="T2">on the left side of the main Window. Enter your IP or the hostname - if that works for you</text:span> – <text:span text:style-name="T2">in the first text-field next to the Text “Servername”. </text:span></text:p>
      <text:p text:style-name="P11">Enter Username and Password</text:p>
      <text:p text:style-name="P6">Fill in the next Field next to “Username” the name of a user who has proper rights to write data to your database or table. Also fill in the matching password into the next field “password”.</text:p>
      <text:p text:style-name="P6"/>
      <text:p text:style-name="P5">Enter databasename</text:p>
      <text:p text:style-name="P6">Now enter the name of the database you want to store your files in.</text:p>
      <text:p text:style-name="P5"/>
      <text:p text:style-name="P5">Connect to database</text:p>
      <text:p text:style-name="P6">Click on “Connect to DB” <text:s/>to connect to your Database. Keep an eye on the <text:span text:style-name="T7">s</text:span>tatus-bar on the bottom of the program to see if this causes any problems. If everything works fine the next fields below the Connect to DB button should now get usable.</text:p>
      <text:p text:style-name="P6"/>
      <text:p text:style-name="P5">Select table and tablerow by Name</text:p>
      <text:p text:style-name="P7">Now select your table and afterwards the column by choosing a name from your “Name” column.</text:p>
      <text:p text:style-name="P8">The column for the name can not be the same as the column used for the <text:span text:style-name="T7">f</text:span>ilename. Because the <text:span text:style-name="T7">f</text:span>ilename is written when the file gets uploaded.</text:p>
      <text:p text:style-name="P8"/>
      <text:p text:style-name="P9"><text:span text:style-name="T4">As an </text:span><text:span text:style-name="T7">e</text:span><text:span text:style-name="T4">xample if you want to store </text:span><text:span text:style-name="T7">p</text:span><text:span text:style-name="T4">eople in your </text:span><text:span text:style-name="T7">t</text:span><text:span text:style-name="T4">able the “Name” Column would be the name of the person like “John Doe”</text:span> <text:span text:style-name="T4">and can also be like “PName” or “FirstName”. Now you want to save their picture into the database. Then you need to have a </text:span><text:span text:style-name="T7">c</text:span><text:span text:style-name="T4">olumn like PImage for the </text:span><text:span text:style-name="T7">f</text:span><text:span text:style-name="T4">ilename and also one like PImangeBinary for the data of the </text:span><text:span text:style-name="T7">f</text:span><text:span text:style-name="T4">ile.</text:span></text:p>
      <text:p text:style-name="P1"/>
      <text:p text:style-name="P1"/>
      <text:p text:style-name="P5">Browse your file</text:p>
      <text:p text:style-name="P10">Next you need to browse to your <text:span text:style-name="T8">f</text:span>ile you want to store using the Browse <text:span text:style-name="T8">b</text:span>utton. </text:p>
      <text:p text:style-name="P10">It opens a normal open-file-dialog as you know from your operating system. Select the file and click “OK” or “Open” depending on your file-browser. The name of your selected file and path is now showed in the <text:span text:style-name="T8">text-field</text:span> next to the “Browse” <text:span text:style-name="T8">b</text:span>utton.</text:p>
      <text:p text:style-name="P10"><text:soft-page-break/></text:p>
      <text:p text:style-name="P5">Enter name of the filename – and binary data columns</text:p>
      <text:p text:style-name="P10">Finally enter the <text:span text:style-name="T8">n</text:span>ame of the <text:span text:style-name="T8">c</text:span>olumn containing the <text:span text:style-name="T8">f</text:span>ilename and also the <text:span text:style-name="T8">n</text:span>ame of the <text:span text:style-name="T8">c</text:span>olumn containing the binary <text:span text:style-name="T8">d</text:span>ata from your <text:span text:style-name="T8">d</text:span>atabase. So that the <text:span text:style-name="T8">p</text:span>rogram knows where to store that data.</text:p>
      <text:p text:style-name="P10"/>
      <text:p text:style-name="P5">Upload the file</text:p>
      <text:p text:style-name="P10">If everything is filled in correctly click on “Upload File” to start the <text:span text:style-name="T8">u</text:span>pload. </text:p>
      <text:p text:style-name="P10">After the upload there is a<text:span text:style-name="T5">n</text:span> info shown on the <text:span text:style-name="T8">s</text:span>tatus-bar “upload finished” when the job is done.</text:p>
      <text:p text:style-name="P5"/>
      <text:p text:style-name="P5">Check on the table-view</text:p>
      <text:p text:style-name="P10">You can now check on the <text:span text:style-name="T5">table-view on the</text:span> right side of the <text:span text:style-name="T8">s</text:span>creen if you see your data filled into the table by moving the scroll-bars if needed.</text:p>
      <text:p text:style-name="P10"/>
      <text:p text:style-name="P12">That is all. Ejo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Mangal" style:font-family-complex="Mangal" style:language-complex="zxx" style:country-complex="non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18T18:17:23.388000000</meta:creation-date>
    <dc:date>2022-05-20T12:32:28.238000000</dc:date>
    <meta:editing-duration>PT20M23S</meta:editing-duration>
    <meta:editing-cycles>6</meta:editing-cycles>
    <meta:generator>LibreOffice/7.3.0.3$Windows_X86_64 LibreOffice_project/0f246aa12d0eee4a0f7adcefbf7c878fc2238db3</meta:generator>
    <meta:document-statistic meta:table-count="0" meta:image-count="0" meta:object-count="0" meta:page-count="2" meta:paragraph-count="29" meta:word-count="590" meta:character-count="3184" meta:non-whitespace-character-count="2616"/>
  </office:meta>
</office:document-meta>
</file>